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b33c" officeooo:paragraph-rsid="001ab33c"/>
    </style:style>
    <style:style style:name="P2" style:family="paragraph" style:parent-style-name="Standard">
      <style:text-properties style:text-position="0% 100%" fo:font-weight="bold" officeooo:rsid="001ab33c" officeooo:paragraph-rsid="001ab33c" style:font-weight-asian="bold" style:font-weight-complex="bold"/>
    </style:style>
    <style:style style:name="P3" style:family="paragraph" style:parent-style-name="Standard">
      <style:text-properties style:text-position="0% 100%" fo:font-weight="bold" officeooo:rsid="001d6e35" officeooo:paragraph-rsid="001d6e35" style:font-weight-asian="bold" style:font-weight-complex="bold"/>
    </style:style>
    <style:style style:name="P4" style:family="paragraph" style:parent-style-name="Standard">
      <style:text-properties style:text-position="0% 100%" style:text-underline-style="none" fo:font-weight="bold" officeooo:rsid="0026ef85" officeooo:paragraph-rsid="0026ef85" style:font-weight-asian="bold" style:font-weight-complex="bold"/>
    </style:style>
    <style:style style:name="P5" style:family="paragraph" style:parent-style-name="Standard" style:list-style-name="L1">
      <style:text-properties style:text-position="0% 100%" fo:font-weight="bold" officeooo:rsid="001ab33c" officeooo:paragraph-rsid="001ab33c" style:font-weight-asian="bold" style:font-weight-complex="bold"/>
    </style:style>
    <style:style style:name="P6" style:family="paragraph" style:parent-style-name="Standard" style:list-style-name="L1">
      <style:text-properties style:text-position="0% 100%" fo:font-weight="bold" officeooo:rsid="001c36e9" officeooo:paragraph-rsid="001c36e9" style:font-weight-asian="bold" style:font-weight-complex="bold"/>
    </style:style>
    <style:style style:name="P7" style:family="paragraph" style:parent-style-name="Standard" style:list-style-name="L1">
      <style:text-properties style:text-position="0% 100%" fo:font-weight="bold" officeooo:rsid="001d6e35" officeooo:paragraph-rsid="001d6e35" style:font-weight-asian="bold" style:font-weight-complex="bold"/>
    </style:style>
    <style:style style:name="P8" style:family="paragraph" style:parent-style-name="Standard" style:list-style-name="L1">
      <style:text-properties style:text-position="0% 100%" fo:font-weight="bold" officeooo:rsid="00201fa2" officeooo:paragraph-rsid="00201fa2" style:font-weight-asian="bold" style:font-weight-complex="bold"/>
    </style:style>
    <style:style style:name="P9" style:family="paragraph" style:parent-style-name="Standard" style:list-style-name="L1">
      <style:text-properties style:text-position="0% 100%" fo:font-weight="bold" officeooo:rsid="002b516c" officeooo:paragraph-rsid="002b516c" style:font-weight-asian="bold" style:font-weight-complex="bold"/>
    </style:style>
    <style:style style:name="P10" style:family="paragraph" style:parent-style-name="Standard" style:list-style-name="L1">
      <style:text-properties style:text-position="0% 100%" fo:font-weight="bold" officeooo:rsid="002b516c" officeooo:paragraph-rsid="00301b4a" style:font-weight-asian="bold" style:font-weight-complex="bold"/>
    </style:style>
    <style:style style:name="P11" style:family="paragraph" style:parent-style-name="Standard" style:list-style-name="L1">
      <style:text-properties style:text-position="0% 100%" fo:font-weight="bold" officeooo:rsid="002bb708" officeooo:paragraph-rsid="002bb708" style:font-weight-asian="bold" style:font-weight-complex="bold"/>
    </style:style>
    <style:style style:name="P12" style:family="paragraph" style:parent-style-name="Standard" style:list-style-name="L1">
      <style:text-properties style:text-position="0% 100%" fo:font-weight="bold" officeooo:rsid="002e7292" officeooo:paragraph-rsid="002e7292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bold" officeooo:rsid="00301b4a" officeooo:paragraph-rsid="00301b4a" style:font-weight-asian="bold" style:font-weight-complex="bold"/>
    </style:style>
    <style:style style:name="P14" style:family="paragraph" style:parent-style-name="Standard" style:list-style-name="L1">
      <style:text-properties style:text-position="0% 100%" fo:font-weight="bold" officeooo:rsid="0032720a" officeooo:paragraph-rsid="0032720a" style:font-weight-asian="bold" style:font-weight-complex="bold"/>
    </style:style>
    <style:style style:name="T1" style:family="text">
      <style:text-properties officeooo:rsid="00256e8f"/>
    </style:style>
    <style:style style:name="T2" style:family="text">
      <style:text-properties officeooo:rsid="00301b4a"/>
    </style:style>
    <style:style style:name="T3" style:family="text">
      <style:text-properties officeooo:rsid="0032720a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haltsverzeichnis</text:p>
      <text:p text:style-name="P2"/>
      <text:list xml:id="list1977770751" text:style-name="L1">
        <text:list-item>
          <text:p text:style-name="P5">Netzwerke</text:p>
          <text:list>
            <text:list-item>
              <text:p text:style-name="P5">Netzwerkprotokoll<text:line-break/></text:p>
            </text:list-item>
            <text:list-item>
              <text:p text:style-name="P5">Netzwerktopologien</text:p>
              <text:list>
                <text:list-item>
                  <text:p text:style-name="P5">Bus-Topologie</text:p>
                </text:list-item>
                <text:list-item>
                  <text:p text:style-name="P5">Ring-Topologie</text:p>
                </text:list-item>
                <text:list-item>
                  <text:p text:style-name="P5">Stern-Topologie</text:p>
                </text:list-item>
                <text:list-item>
                  <text:p text:style-name="P5">Vermaschte Topologie<text:line-break/></text:p>
                </text:list-item>
              </text:list>
            </text:list-item>
            <text:list-item>
              <text:p text:style-name="P5">Prüfverfahren</text:p>
              <text:list>
                <text:list-item>
                  <text:p text:style-name="P5">Paritätsbit</text:p>
                </text:list-item>
                <text:list-item>
                  <text:p text:style-name="P5">Prüfsumme</text:p>
                </text:list-item>
                <text:list-item>
                  <text:p text:style-name="P5">XOR-Prüfsumme<text:line-break/></text:p>
                </text:list-item>
              </text:list>
            </text:list-item>
            <text:list-item>
              <text:p text:style-name="P5">TCP/IP-Schichtmodell</text:p>
              <text:list>
                <text:list-item>
                  <text:p text:style-name="P5">Netzwerkzugangsschicht</text:p>
                </text:list-item>
                <text:list-item>
                  <text:p text:style-name="P5">Internetschicht</text:p>
                </text:list-item>
                <text:list-item>
                  <text:p text:style-name="P5">Transportschicht</text:p>
                </text:list-item>
                <text:list-item>
                  <text:p text:style-name="P5">Anwendungsschicht<text:line-break/></text:p>
                </text:list-item>
              </text:list>
            </text:list-item>
            <text:list-item>
              <text:p text:style-name="P6">Kommunikation zwischen Client und Server</text:p>
              <text:list>
                <text:list-item>
                  <text:p text:style-name="P6">Modellierung</text:p>
                </text:list-item>
                <text:list-item>
                  <text:p text:style-name="P7">Implementation<text:line-break/></text:p>
                </text:list-item>
              </text:list>
            </text:list-item>
            <text:list-item>
              <text:p text:style-name="P14">Datenschutz</text:p>
            </text:list-item>
          </text:list>
        </text:list-item>
      </text:list>
      <text:p text:style-name="P3"/>
      <text:list xml:id="list85530159516568" text:continue-numbering="true" text:style-name="L1">
        <text:list-item>
          <text:p text:style-name="P6">Verschlüsselung<text:line-break/></text:p>
          <text:list>
            <text:list-item>
              <text:p text:style-name="P7">Grundlagen Kryptographie</text:p>
              <text:list>
                <text:list-item>
                  <text:p text:style-name="P8">Grundbegriffe</text:p>
                </text:list-item>
                <text:list-item>
                  <text:p text:style-name="P8">mathematische Grundlagen</text:p>
                </text:list-item>
                <text:list-item>
                  <text:p text:style-name="P8">sym<text:span text:style-name="T1">m</text:span>etrische Verschlüsselung</text:p>
                </text:list-item>
                <text:list-item>
                  <text:p text:style-name="P8">asym<text:span text:style-name="T1">m</text:span>etrische Verschlüsselung<text:line-break/></text:p>
                </text:list-item>
              </text:list>
            </text:list-item>
            <text:list-item>
              <text:p text:style-name="P7">Caesar-Verschlüsselung<text:line-break/></text:p>
            </text:list-item>
            <text:list-item>
              <text:p text:style-name="P7">Vigenère-Chiffre<text:line-break/></text:p>
            </text:list-item>
            <text:list-item>
              <text:p text:style-name="P7">Diffi-Hellman Schlüsselaustausch<text:line-break/></text:p>
            </text:list-item>
            <text:list-item>
              <text:p text:style-name="P7">RSA-Verschlüsselung</text:p>
            </text:list-item>
          </text:list>
        </text:list-item>
      </text:list>
      <text:p text:style-name="P3"/>
      <text:list xml:id="list85529745555976" text:continue-numbering="true" text:style-name="L1">
        <text:list-item>
          <text:p text:style-name="P9"><text:s/>Automaten</text:p>
          <text:list>
            <text:list-item>
              <text:p text:style-name="P12">Formale Sprache/Begriffe<text:line-break/></text:p>
            </text:list-item>
            <text:list-item>
              <text:p text:style-name="P12">DEA<text:line-break/></text:p>
            </text:list-item>
            <text:list-item>
              <text:p text:style-name="P12"><text:soft-page-break/>NEA<text:line-break/></text:p>
            </text:list-item>
            <text:list-item>
              <text:p text:style-name="P12">Kellerautomat<text:line-break/></text:p>
            </text:list-item>
            <text:list-item>
              <text:p text:style-name="P12">Compil<text:span text:style-name="T3">ing</text:span></text:p>
              <text:list>
                <text:list-item>
                  <text:p text:style-name="P12">Scanner</text:p>
                </text:list-item>
                <text:list-item>
                  <text:p text:style-name="P12">Parser</text:p>
                </text:list-item>
              </text:list>
            </text:list-item>
          </text:list>
          <text:p text:style-name="P9"/>
        </text:list-item>
        <text:list-item>
          <text:p text:style-name="P10"><text:s/>Datenstrukturen</text:p>
          <text:list>
            <text:list-item>
              <text:p text:style-name="P10"><text:span text:style-name="T2">Queue<text:line-break/></text:span></text:p>
            </text:list-item>
            <text:list-item>
              <text:p text:style-name="P10"><text:span text:style-name="T2">Liste<text:line-break/></text:span></text:p>
            </text:list-item>
            <text:list-item>
              <text:p text:style-name="P10"><text:span text:style-name="T2">Stack<text:line-break/></text:span></text:p>
            </text:list-item>
            <text:list-item>
              <text:p text:style-name="P10"><text:span text:style-name="T2">Tree</text:span></text:p>
              <text:list>
                <text:list-item>
                  <text:p text:style-name="P10"><text:span text:style-name="T2">Binary tree</text:span></text:p>
                </text:list-item>
                <text:list-item>
                  <text:p text:style-name="P10"><text:span text:style-name="T2">Binary search tree</text:span></text:p>
                </text:list-item>
                <text:list-item>
                  <text:p text:style-name="P10"><text:span text:style-name="T2">balanced tree<text:line-break/></text:span></text:p>
                </text:list-item>
              </text:list>
            </text:list-item>
            <text:list-item>
              <text:p text:style-name="P10"><text:span text:style-name="T2">Graph</text:span><text:line-break/></text:p>
            </text:list-item>
          </text:list>
        </text:list-item>
        <text:list-item>
          <text:p text:style-name="P11">Datenbanken</text:p>
          <text:list>
            <text:list-item>
              <text:p text:style-name="P13">SQL</text:p>
              <text:list>
                <text:list-item>
                  <text:p text:style-name="P14">Fachbegriffe</text:p>
                </text:list-item>
                <text:list-item>
                  <text:p text:style-name="P14">Syntax</text:p>
                </text:list-item>
                <text:list-item>
                  <text:p text:style-name="P14">Befehle</text:p>
                </text:list-item>
              </text:list>
            </text:list-item>
          </text:list>
          <text:p text:style-name="P11"/>
        </text:list-item>
        <text:list-item>
          <text:p text:style-name="P11"/>
        </text:list-item>
      </text:list>
      <text:p text:style-name="P4"><text:tab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I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ab33c" officeooo:paragraph-rsid="001ab3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biturvorbereitung<text:tab/><text:tab/>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11M9S</meta:editing-duration>
    <meta:editing-cycles>15</meta:editing-cycles>
    <meta:generator>LibreOffice/7.0.6.2$Windows_x86 LibreOffice_project/144abb84a525d8e30c9dbbefa69cbbf2d8d4ae3b</meta:generator>
    <dc:date>2021-11-11T08:52:20.539000000</dc:date>
    <meta:document-statistic meta:table-count="0" meta:image-count="0" meta:object-count="0" meta:page-count="2" meta:paragraph-count="56" meta:word-count="123" meta:character-count="950" meta:non-whitespace-character-count="911"/>
  </office:meta>
</office:document-meta>
</file>